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ro40" style:family="table-row">
      <style:table-row-properties style:row-height="4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4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4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4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5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6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6">
            <text:p>0924 <text:s/>113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8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89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1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2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3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3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3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3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3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4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5">
            <text:p>0924 <text:s/>1139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5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6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6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6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6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7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7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7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7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8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8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8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9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9">
            <text:p>0924 <text:s/>1139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9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5.99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1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2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2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3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4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5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09-24T11:39:26.06">
            <text:p>0924 <text:s/>1139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4T11:39:26.06">
            <text:p>2021/9/24 11:39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4T11:39:26.06">
            <text:p>0924 <text:s/>1139</text:p>
          </table:table-cell>
          <table:table-cell table:style-name="ce7" table:formula="of:=NOW()" office:value-type="date" office:date-value="2021-09-24T11:39:26.06">
            <text:p>0924 <text:s/>1139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4T11:39:26.06">
            <text:p>0924 <text:s/>1139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9T09:57:14.15">
            <text:p>0919</text:p>
          </table:table-cell>
          <table:table-cell table:style-name="ce9" office:value-type="string">
            <text:p>v-1-116</text:p>
          </table:table-cell>
          <table:table-cell table:style-name="ce20" office:value-type="string">
            <text:p>giúp đỡ / tôi cần / sự giúp dỡ của bạn / tôi cần sự giúp đỡ của bạn / chấn thương / đau / bạn bị đau / bạn bị thương.</text:p>
          </table:table-cell>
          <table:table-cell table:style-name="ce23" office:value-type="string" table:number-columns-spanned="2" table:number-rows-spanned="1">
            <text:p>help / I need / your help / I need your help</text:p>
            <text:p>injury / pain / you have pain / you got inju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5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3" office:value-type="string">
            <text:p>j : <text:s/><text:a xlink:href="https://youtu.be/K8mbMJ4S-RU?t=588">https://youtu.be/K8mbMJ4S-RU?t=588</text:a></text:p>
            <text:p>k : <text:a xlink:href="https://youtu.be/K8mbMJ4S-RU?t=637">https://youtu.be/K8mbMJ4S-RU?t=637</text:a></text:p>
            <text:p>kh : <text:a xlink:href="https://youtu.be/K8mbMJ4S-RU?t=666">https://youtu.be/K8mbMJ4S-RU?t=666</text:a></text:p>
            <text:p>kl : <text:a xlink:href="https://youtu.be/K8mbMJ4S-RU?t=696">https://youtu.be/K8mbMJ4S-RU?t=696</text:a></text:p>
          </table:table-cell>
          <table:table-cell table:style-name="ce23" office:value-type="string" table:number-columns-spanned="2" table:number-rows-spanned="1">
            <text:p>nk : <text:a xlink:href="https://youtu.be/K8mbMJ4S-RU?t=717">https://youtu.be/K8mbMJ4S-RU?t=717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1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 (1) 크로는 계단 근처. (2) 미케는 옹벽에. (3) 옹벽으로 올릴 때 어제는 먼저 미케. 그 후 크로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osiemnast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dai-kan`-u. na dziurach czwartej i piątej. dźwięki wychodili jaśne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 من أيلول، الأسبوع الثالث، الشهر التاسع</text:p>
          </table:table-cell>
          <table:table-cell table:style-name="ce23"/>
          <table:table-cell table:style-name="ce23" office:value-type="string">
            <text:p>it was saturday, the eighteenth of september, the thir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نو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1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на железной дороге недалеко от Хотена, Маньчжурия, произошел взрыв бомбы, сегодня в 1931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0T10:32:36.79">
            <text:p>0920</text:p>
          </table:table-cell>
          <table:table-cell table:style-name="ce9" office:value-type="string">
            <text:p>kh-1-117</text:p>
          </table:table-cell>
          <table:table-cell table:style-name="ce20" office:value-type="string">
            <text:p>ta_k1 / hniom3 pa_k3 / nia_k6 <text:s/>pa_k1 / srei1-to_k1 / hniom3 nyam4 / ywng3- nyam4</text:p>
          </table:table-cell>
          <table:table-cell table:style-name="ce23" office:value-type="string" table:number-columns-spanned="2" table:number-rows-spanned="1">
            <text:p>water / I drink / you drink / thirsty / I eat / we eat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으로 달려왔다. `평평 자리` 까지. (2) 미케도 곧 달려왔다. (3) 미케도 `뒹굴` 을 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3"/>
          <table:table-cell table:style-name="ce3" table:formula="of:=[.B124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nk : <text:a xlink:href="https://youtu.be/K8mbMJ4S-RU?t=717">https://youtu.be/K8mbMJ4S-RU?t=717</text:a></text:p>
            <text:p>L : <text:a xlink:href="https://youtu.be/K8mbMJ4S-RU?t=750">https://youtu.be/K8mbMJ4S-RU?t=750</text:a></text:p>
            <text:p>m,mm : <text:a xlink:href="https://youtu.be/K8mbMJ4S-RU?t=770">https://youtu.be/K8mbMJ4S-RU?t=770</text:a></text:p>
            <text:p>n : <text:a xlink:href="https://youtu.be/K8mbMJ4S-RU?t=822">https://youtu.be/K8mbMJ4S-RU?t=822</text:a></text:p>
            <text:p>p : <text:a xlink:href="https://youtu.be/K8mbMJ4S-RU?t=846">https://youtu.be/K8mbMJ4S-RU?t=846</text:a></text:p>
            <text:p>ph : <text:a xlink:href="https://youtu.be/K8mbMJ4S-RU?t=873">https://youtu.be/K8mbMJ4S-RU?t=873</text:a></text:p>
          </table:table-cell>
          <table:table-cell table:style-name="ce23" office:value-type="string" table:number-columns-spanned="2" table:number-rows-spanned="1">
            <text:p>s : <text:a xlink:href="https://youtu.be/K8mbMJ4S-RU?t=915">https://youtu.be/K8mbMJ4S-RU?t=915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niedziele, dziewiętnast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2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nagrałem melodię. `Jedwabny szlak` przez japońskiego kompozytora, Kitaro-a. (2) Dmuchanie `dai-kan`-u. Na dziurach czwartej i piątej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2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حد، التاسع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sunday, the nineteenth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نو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Алжир : фронт национального освобождения объявля'ет о создании Временного правительства Респу'блики Алжир в Каире в 1958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2T10:31:39.339999">
            <text:p>0922</text:p>
          </table:table-cell>
          <table:table-cell table:style-name="ce9" office:value-type="string">
            <text:p>v-1-114</text:p>
          </table:table-cell>
          <table:table-cell table:style-name="ce20" office:value-type="string">
            <text:p>nghỉ ngơi / tôi nghỉ ngơi / bạn nghỉ ngơi / mệt mỏi / */*/ anh ấy mệt mỏi</text:p>
          </table:table-cell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1]+1" office:value-type="float" office:value="2">
            <text:p>2</text:p>
          </table:table-cell>
          <table:table-cell table:style-name="ce6"/>
          <table:table-cell table:style-name="ce9" office:value-type="string">
            <text:p>v-2</text:p>
          </table:table-cell>
          <table:table-cell table:style-name="ce20" office:value-type="string" table:number-columns-spanned="3" table:number-rows-spanned="1">
            <text:p>hôm nay, tháng 9, hai mươi môt, ở Việt Nam, một chính[political đảng[party được thành[established~1 lập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달려왔다. `평평 자리` 근처까지. &lt;2&gt; 미케도 곧 이어했다. (2) 옹벽으로 돌아갈 때. &lt;2&gt; 먼저 크로는 스스로 보도 쪽으로 갔다. &lt;3&gt; 하지만, 곧 공원 내으로 돌아왔다. 뭔가에 놀란 모습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1953년 오늘 9월 21일, 로금석 씨가 북한에서 망명. 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4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wtorek, dwudziesty pierwsz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5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Poszedłem do dentysty wczoraj. &lt;2&gt; kiedy wróciłem, było już około szóstej <text:s/>dwadzieścia. (2) Dmuchanie `kan`-u i `dai-kan`-u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3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حاد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tuesday, the twenty-first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يکم سپتامبر، هفته چهار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38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2" table:number-rows-spanned="1">
            <text:p>сде'лаем написа'ть теологию, что подхо'дит Японии.</text:p>
          </table:table-cell>
          <table:covered-table-cell table:style-name="ce23"/>
          <table:table-cell table:style-name="ce23" office:value-type="string">
            <text:p>http://benfranklin.chips.jp/cake_apps/Cake_IFM11/images/view/49551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20" office:value-type="string">
            <text:p>máu / máu trên mặt của bạn / máu trên cánh tay của bạn</text:p>
          </table:table-cell>
          <table:table-cell table:style-name="ce23" office:value-type="string" table:number-columns-spanned="2" table:number-rows-spanned="1">
            <text:p>blood / blood on your face / blood on your arm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0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20" office:value-type="string">
            <text:p>anh ấy cắt chân / anh ấy cắt ngón tay / anh ấy cắt đầu</text:p>
          </table:table-cell>
          <table:table-cell table:style-name="ce23" office:value-type="string" table:number-columns-spanned="2" table:number-rows-spanned="1">
            <text:p>he cut his leg / he cut his fingers / he cut his hea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41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4" office:value-type="string">
            <text:p>ឈាម / មុខ / មុខរបស់អ្នក / ដៃ / ដៃរបស់អ្នក</text:p>
          </table:table-cell>
          <table:table-cell table:style-name="ce23" office:value-type="string">
            <text:p>chien3[blood / mo_k6[face / mo_k3 rob6-wan3 nia_k6 / dai3[hand / dai3 rob6-wan3 nie_k6</text:p>
          </table:table-cell>
          <table:table-cell table:style-name="ce23" office:value-type="string">
            <text:p>blood / face / your face / arm / your arm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4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14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ربعاء، الثان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wednesday, the twenty-second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چهارشنبه بود، بيست و دوم ماه سپتامبر، هفته چهار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47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20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3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49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4" office:value-type="string">
            <text:p>ញ៉ាំ / អ្នកញ៉ាំ / គាត់ញ៉ាំ / ពួកគេញ៉ាំ</text:p>
          </table:table-cell>
          <table:table-cell table:style-name="ce23" office:value-type="string">
            <text:p>nyam3 / nya_k3 nyam6 / kwo_t3 nyam6 / poo3-kee3 nyam6</text:p>
          </table:table-cell>
          <table:table-cell table:style-name="ce23" office:value-type="string">
            <text:p>eat / you eat / he eats / they eat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5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5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5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5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، الثالث عشرين من ايلول، الأسبوع الرابع، الشهر التاسع.</text:p>
          </table:table-cell>
          <table:table-cell table:style-name="ce23"/>
          <table:table-cell table:style-name="ce23" office:value-type="string">
            <text:p>it was friday, the twenty-third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5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سوم ماه سپتامبر، هفته چهارم، ماه نهم بود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5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4T11:39:23.38">
            <text:p>0924 <text:s/>1139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4T11:39:26.35">
            <text:p>0924 <text:s/>1139</text:p>
          </table:table-cell>
          <table:table-cell table:style-name="ce7" table:formula="of:=NOW()" office:value-type="date" office:date-value="2021-09-24T11:39:26.35">
            <text:p>0924 <text:s/>113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4T11:39:26.35">
            <text:p>0924 <text:s/>113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4">2021/09/24</text:date>, <text:time>11:40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4T11:39:25.44</dc:date>
    <dc:creator>iwabuchi ken</dc:creator>
    <meta:editing-duration>P7DT13H28M47S</meta:editing-duration>
    <meta:editing-cycles>1093</meta:editing-cycles>
    <meta:generator>OpenOffice/4.1.3$Win32 OpenOffice.org_project/413m1$Build-9783</meta:generator>
    <meta:document-statistic meta:table-count="2" meta:cell-count="1652" meta:object-count="0"/>
  </office:meta>
</office:document-meta>
</file>